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1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41392604951168" calcext:value-type="float">
            <text:p>0.0141392604951168</text:p>
          </table:table-cell>
          <table:table-cell table:style-name="ce1" table:formula="of:=AVERAGE([.C3:.C32])" office:value-type="float" office:value="0.953562927246094" calcext:value-type="float">
            <text:p>0.953562927246094</text:p>
          </table:table-cell>
          <table:table-cell table:style-name="ce1" table:formula="of:=AVERAGE([.D3:.D32])" office:value-type="float" office:value="0.157789542267586" calcext:value-type="float">
            <text:p>0.157789542267586</text:p>
          </table:table-cell>
          <table:table-cell table:style-name="ce1" table:formula="of:=AVERAGE([.E3:.E32])" office:value-type="float" office:value="0.0156193052118971" calcext:value-type="float">
            <text:p>0.0156193052118971</text:p>
          </table:table-cell>
          <table:table-cell table:style-name="ce1" table:formula="of:=AVERAGE([.F3:.F32])" office:value-type="float" office:value="0.0268732819891255" calcext:value-type="float">
            <text:p>0.0268732819891255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01362802480999" calcext:value-type="float">
            <text:p>0.0201362802480999</text:p>
          </table:table-cell>
          <table:table-cell office:value-type="float" office:value="0.914424896240234" calcext:value-type="float">
            <text:p>0.914424896240234</text:p>
          </table:table-cell>
          <table:table-cell office:value-type="float" office:value="0.217350306459217" calcext:value-type="float">
            <text:p>0.217350306459217</text:p>
          </table:table-cell>
          <table:table-cell office:value-type="float" office:value="0.021710464349628" calcext:value-type="float">
            <text:p>0.021710464349628</text:p>
          </table:table-cell>
          <table:table-cell office:value-type="float" office:value="0.0394776279169343" calcext:value-type="float">
            <text:p>0.0394776279169343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713147712616645" calcext:value-type="float">
            <text:p>0.00713147712616645</text:p>
          </table:table-cell>
          <table:table-cell office:value-type="float" office:value="0.900154113769531" calcext:value-type="float">
            <text:p>0.900154113769531</text:p>
          </table:table-cell>
          <table:table-cell office:value-type="float" office:value="0.269340974212034" calcext:value-type="float">
            <text:p>0.269340974212034</text:p>
          </table:table-cell>
          <table:table-cell office:value-type="float" office:value="0.00727216462942906" calcext:value-type="float">
            <text:p>0.00727216462942906</text:p>
          </table:table-cell>
          <table:table-cell office:value-type="float" office:value="0.0141619585687382" calcext:value-type="float">
            <text:p>0.0141619585687382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697082519531" calcext:value-type="float">
            <text:p>0.98169708251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05315856544693" calcext:value-type="float">
            <text:p>0.105315856544693</text:p>
          </table:table-cell>
          <table:table-cell office:value-type="float" office:value="0.962505340576172" calcext:value-type="float">
            <text:p>0.962505340576172</text:p>
          </table:table-cell>
          <table:table-cell office:value-type="float" office:value="0.378475629702323" calcext:value-type="float">
            <text:p>0.378475629702323</text:p>
          </table:table-cell>
          <table:table-cell office:value-type="float" office:value="0.127338762931983" calcext:value-type="float">
            <text:p>0.127338762931983</text:p>
          </table:table-cell>
          <table:table-cell office:value-type="float" office:value="0.190562463971012" calcext:value-type="float">
            <text:p>0.190562463971012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631213125353593" calcext:value-type="float">
            <text:p>0.0631213125353593</text:p>
          </table:table-cell>
          <table:table-cell office:value-type="float" office:value="0.91156005859375" calcext:value-type="float">
            <text:p>0.91156005859375</text:p>
          </table:table-cell>
          <table:table-cell office:value-type="float" office:value="0.600307455803228" calcext:value-type="float">
            <text:p>0.600307455803228</text:p>
          </table:table-cell>
          <table:table-cell office:value-type="float" office:value="0.0658904918586012" calcext:value-type="float">
            <text:p>0.0658904918586012</text:p>
          </table:table-cell>
          <table:table-cell office:value-type="float" office:value="0.11874714915615" calcext:value-type="float">
            <text:p>0.11874714915615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0554172298499" calcext:value-type="float">
            <text:p>0.030554172298499</text:p>
          </table:table-cell>
          <table:table-cell office:value-type="float" office:value="0.896030426025391" calcext:value-type="float">
            <text:p>0.896030426025391</text:p>
          </table:table-cell>
          <table:table-cell office:value-type="float" office:value="0.279077322936972" calcext:value-type="float">
            <text:p>0.279077322936972</text:p>
          </table:table-cell>
          <table:table-cell office:value-type="float" office:value="0.0331724271094806" calcext:value-type="float">
            <text:p>0.0331724271094806</text:p>
          </table:table-cell>
          <table:table-cell office:value-type="float" office:value="0.0592965864770649" calcext:value-type="float">
            <text:p>0.0592965864770649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253884572697003" calcext:value-type="float">
            <text:p>0.0253884572697003</text:p>
          </table:table-cell>
          <table:table-cell office:value-type="float" office:value="0.919605255126953" calcext:value-type="float">
            <text:p>0.919605255126953</text:p>
          </table:table-cell>
          <table:table-cell office:value-type="float" office:value="0.349236641221374" calcext:value-type="float">
            <text:p>0.349236641221374</text:p>
          </table:table-cell>
          <table:table-cell office:value-type="float" office:value="0.0266491917868065" calcext:value-type="float">
            <text:p>0.0266491917868065</text:p>
          </table:table-cell>
          <table:table-cell office:value-type="float" office:value="0.049519686104722" calcext:value-type="float">
            <text:p>0.049519686104722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0332225913621262" calcext:value-type="float">
            <text:p>0.00332225913621262</text:p>
          </table:table-cell>
          <table:table-cell office:value-type="float" office:value="0.993133544921875" calcext:value-type="float">
            <text:p>0.993133544921875</text:p>
          </table:table-cell>
          <table:table-cell office:value-type="float" office:value="0.0560747663551402" calcext:value-type="float">
            <text:p>0.0560747663551402</text:p>
          </table:table-cell>
          <table:table-cell office:value-type="float" office:value="0.00351906158357771" calcext:value-type="float">
            <text:p>0.00351906158357771</text:p>
          </table:table-cell>
          <table:table-cell office:value-type="float" office:value="0.00662251655629139" calcext:value-type="float">
            <text:p>0.00662251655629139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09571382533033" calcext:value-type="float">
            <text:p>0.0109571382533033</text:p>
          </table:table-cell>
          <table:table-cell office:value-type="float" office:value="0.929756164550781" calcext:value-type="float">
            <text:p>0.929756164550781</text:p>
          </table:table-cell>
          <table:table-cell office:value-type="float" office:value="0.274562584118439" calcext:value-type="float">
            <text:p>0.274562584118439</text:p>
          </table:table-cell>
          <table:table-cell office:value-type="float" office:value="0.0112838099452403" calcext:value-type="float">
            <text:p>0.0112838099452403</text:p>
          </table:table-cell>
          <table:table-cell office:value-type="float" office:value="0.0216767612368505" calcext:value-type="float">
            <text:p>0.0216767612368505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16181159811922" calcext:value-type="float">
            <text:p>0.00216181159811922</text:p>
          </table:table-cell>
          <table:table-cell office:value-type="float" office:value="0.929569244384766" calcext:value-type="float">
            <text:p>0.929569244384766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0021697857336588" calcext:value-type="float">
            <text:p>0.0021697857336588</text:p>
          </table:table-cell>
          <table:table-cell office:value-type="float" office:value="0.00431429650002697" calcext:value-type="float">
            <text:p>0.00431429650002697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47058823529412" calcext:value-type="float">
            <text:p>0.00147058823529412</text:p>
          </table:table-cell>
          <table:table-cell office:value-type="float" office:value="0.979278564453125" calcext:value-type="float">
            <text:p>0.979278564453125</text:p>
          </table:table-cell>
          <table:table-cell office:value-type="float" office:value="0.00602409638554217" calcext:value-type="float">
            <text:p>0.00602409638554217</text:p>
          </table:table-cell>
          <table:table-cell office:value-type="float" office:value="0.00194174757281553" calcext:value-type="float">
            <text:p>0.00194174757281553</text:p>
          </table:table-cell>
          <table:table-cell office:value-type="float" office:value="0.00293685756240822" calcext:value-type="float">
            <text:p>0.00293685756240822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653813914501257" calcext:value-type="float">
            <text:p>0.00653813914501257</text:p>
          </table:table-cell>
          <table:table-cell office:value-type="float" office:value="0.886970520019531" calcext:value-type="float">
            <text:p>0.886970520019531</text:p>
          </table:table-cell>
          <table:table-cell office:value-type="float" office:value="0.248724489795918" calcext:value-type="float">
            <text:p>0.248724489795918</text:p>
          </table:table-cell>
          <table:table-cell office:value-type="float" office:value="0.00666985907784923" calcext:value-type="float">
            <text:p>0.00666985907784923</text:p>
          </table:table-cell>
          <table:table-cell office:value-type="float" office:value="0.0129913391072618" calcext:value-type="float">
            <text:p>0.0129913391072618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135642135642136" calcext:value-type="float">
            <text:p>0.0135642135642136</text:p>
          </table:table-cell>
          <table:table-cell office:value-type="float" office:value="0.986961364746094" calcext:value-type="float">
            <text:p>0.986961364746094</text:p>
          </table:table-cell>
          <table:table-cell office:value-type="float" office:value="0.348148148148148" calcext:value-type="float">
            <text:p>0.348148148148148</text:p>
          </table:table-cell>
          <table:table-cell office:value-type="float" office:value="0.0139176784127924" calcext:value-type="float">
            <text:p>0.0139176784127924</text:p>
          </table:table-cell>
          <table:table-cell office:value-type="float" office:value="0.0267653758542141" calcext:value-type="float">
            <text:p>0.0267653758542141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9339599609375" calcext:value-type="float">
            <text:p>0.979339599609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46027397260274" calcext:value-type="float">
            <text:p>0.0046027397260274</text:p>
          </table:table-cell>
          <table:table-cell office:value-type="float" office:value="0.930702209472656" calcext:value-type="float">
            <text:p>0.930702209472656</text:p>
          </table:table-cell>
          <table:table-cell office:value-type="float" office:value="0.19672131147541" calcext:value-type="float">
            <text:p>0.19672131147541</text:p>
          </table:table-cell>
          <table:table-cell office:value-type="float" office:value="0.00469090299882728" calcext:value-type="float">
            <text:p>0.00469090299882728</text:p>
          </table:table-cell>
          <table:table-cell office:value-type="float" office:value="0.00916330315261263" calcext:value-type="float">
            <text:p>0.00916330315261263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0289212378289791" calcext:value-type="float">
            <text:p>0.000289212378289791</text:p>
          </table:table-cell>
          <table:table-cell office:value-type="float" office:value="0.960441589355469" calcext:value-type="float">
            <text:p>0.960441589355469</text:p>
          </table:table-cell>
          <table:table-cell office:value-type="float" office:value="0.00146412884333821" calcext:value-type="float">
            <text:p>0.00146412884333821</text:p>
          </table:table-cell>
          <table:table-cell office:value-type="float" office:value="0.000360273808094152" calcext:value-type="float">
            <text:p>0.000360273808094152</text:p>
          </table:table-cell>
          <table:table-cell office:value-type="float" office:value="0.000578257517347726" calcext:value-type="float">
            <text:p>0.000578257517347726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41520675225193" calcext:value-type="float">
            <text:p>0.0441520675225193</text:p>
          </table:table-cell>
          <table:table-cell office:value-type="float" office:value="0.897182464599609" calcext:value-type="float">
            <text:p>0.897182464599609</text:p>
          </table:table-cell>
          <table:table-cell office:value-type="float" office:value="0.318985395849347" calcext:value-type="float">
            <text:p>0.318985395849347</text:p>
          </table:table-cell>
          <table:table-cell office:value-type="float" office:value="0.0487470634299139" calcext:value-type="float">
            <text:p>0.0487470634299139</text:p>
          </table:table-cell>
          <table:table-cell office:value-type="float" office:value="0.0845701864619774" calcext:value-type="float">
            <text:p>0.0845701864619774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267567051028859" calcext:value-type="float">
            <text:p>0.00267567051028859</text:p>
          </table:table-cell>
          <table:table-cell office:value-type="float" office:value="0.940280914306641" calcext:value-type="float">
            <text:p>0.940280914306641</text:p>
          </table:table-cell>
          <table:table-cell office:value-type="float" office:value="0.132492113564669" calcext:value-type="float">
            <text:p>0.132492113564669</text:p>
          </table:table-cell>
          <table:table-cell office:value-type="float" office:value="0.00272338218129944" calcext:value-type="float">
            <text:p>0.00272338218129944</text:p>
          </table:table-cell>
          <table:table-cell office:value-type="float" office:value="0.00533706080437131" calcext:value-type="float">
            <text:p>0.00533706080437131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0278760587541546" calcext:value-type="float">
            <text:p>0.00278760587541546</text:p>
          </table:table-cell>
          <table:table-cell office:value-type="float" office:value="0.964519500732422" calcext:value-type="float">
            <text:p>0.964519500732422</text:p>
          </table:table-cell>
          <table:table-cell office:value-type="float" office:value="0.0192735359525575" calcext:value-type="float">
            <text:p>0.0192735359525575</text:p>
          </table:table-cell>
          <table:table-cell office:value-type="float" office:value="0.00324837581209395" calcext:value-type="float">
            <text:p>0.00324837581209395</text:p>
          </table:table-cell>
          <table:table-cell office:value-type="float" office:value="0.00555971346092163" calcext:value-type="float">
            <text:p>0.00555971346092163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" calcext:value-type="float">
            <text:p>0</text:p>
          </table:table-cell>
          <table:table-cell office:value-type="float" office:value="0.989978790283203" calcext:value-type="float">
            <text:p>0.989978790283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447368421052632" calcext:value-type="float">
            <text:p>0.0447368421052632</text:p>
          </table:table-cell>
          <table:table-cell office:value-type="float" office:value="0.990306854248047" calcext:value-type="float">
            <text:p>0.990306854248047</text:p>
          </table:table-cell>
          <table:table-cell office:value-type="float" office:value="0.338068181818182" calcext:value-type="float">
            <text:p>0.338068181818182</text:p>
          </table:table-cell>
          <table:table-cell office:value-type="float" office:value="0.0490317264112073" calcext:value-type="float">
            <text:p>0.0490317264112073</text:p>
          </table:table-cell>
          <table:table-cell office:value-type="float" office:value="0.0856423173803527" calcext:value-type="float">
            <text:p>0.0856423173803527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103448275862069" calcext:value-type="float">
            <text:p>0.00103448275862069</text:p>
          </table:table-cell>
          <table:table-cell office:value-type="float" office:value="0.988948822021484" calcext:value-type="float">
            <text:p>0.988948822021484</text:p>
          </table:table-cell>
          <table:table-cell office:value-type="float" office:value="0.0260869565217391" calcext:value-type="float">
            <text:p>0.0260869565217391</text:p>
          </table:table-cell>
          <table:table-cell office:value-type="float" office:value="0.00107604017216643" calcext:value-type="float">
            <text:p>0.00107604017216643</text:p>
          </table:table-cell>
          <table:table-cell office:value-type="float" office:value="0.00206682741991044" calcext:value-type="float">
            <text:p>0.00206682741991044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42374880224073" calcext:value-type="float">
            <text:p>0.0342374880224073</text:p>
          </table:table-cell>
          <table:table-cell office:value-type="float" office:value="0.900035858154297" calcext:value-type="float">
            <text:p>0.900035858154297</text:p>
          </table:table-cell>
          <table:table-cell office:value-type="float" office:value="0.302901858493642" calcext:value-type="float">
            <text:p>0.302901858493642</text:p>
          </table:table-cell>
          <table:table-cell office:value-type="float" office:value="0.0371659465514482" calcext:value-type="float">
            <text:p>0.0371659465514482</text:p>
          </table:table-cell>
          <table:table-cell office:value-type="float" office:value="0.0662081744645975" calcext:value-type="float">
            <text:p>0.0662081744645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5:53.878688773</dc:date>
    <meta:editing-duration>PT10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